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100000189386B679C01B0581B.png" manifest:media-type="image/png"/>
  <manifest:file-entry manifest:full-path="Pictures/1000020100000132000000823B7A2D66473706C1.png" manifest:media-type="image/png"/>
  <manifest:file-entry manifest:full-path="Pictures/10000201000001E0000001E0405C69E2BD708392.png" manifest:media-type="image/png"/>
  <manifest:file-entry manifest:full-path="Pictures/10000201000001A500000025AA69FDADF14E5FDF.png" manifest:media-type="image/png"/>
  <manifest:file-entry manifest:full-path="Pictures/100002010000018500000025D7AFCDAC061ACD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6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63cm"/>
    </style:style>
    <style:style style:name="gr10" style:family="graphic" style:parent-style-name="standard" style:list-style-name="L2">
      <style:graphic-properties draw:stroke="none" draw:fill="none" fo:min-height="7.111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svg:stroke-color="#314004" draw:fill-color="#ffd320" draw:textarea-horizontal-align="justify" draw:textarea-vertical-align="middle" draw:auto-grow-height="false" fo:min-height="2.804cm" fo:min-width="2.554cm"/>
    </style:style>
    <style:style style:name="gr13" style:family="graphic" style:parent-style-name="standard">
      <style:graphic-properties draw:stroke="none" draw:fill="none" fo:min-height="2.845cm"/>
    </style:style>
    <style:style style:name="gr14" style:family="graphic" style:parent-style-name="standard">
      <style:graphic-properties draw:stroke="none" draw:fill="none" fo:min-height="5.689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.37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.254cm"/>
    </style:style>
    <style:style style:name="P5" style:family="paragraph">
      <loext:graphic-properties draw:fill="none"/>
      <style:paragraph-properties fo:margin-top="0cm" fo:margin-bottom="0.254cm"/>
    </style:style>
    <style:style style:name="P6" style:family="paragraph">
      <loext:graphic-properties draw:fill="none"/>
    </style:style>
    <style:style style:name="P7" style:family="paragraph">
      <loext:graphic-properties draw:fill-color="#ffd320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463cm" svg:height="0.962cm" svg:x="1.778cm" svg:y="1.524cm">
          <draw:text-box>
            <text:p>Let’s start with the magic of algebra</text:p>
          </draw:text-box>
        </draw:frame>
        <draw:frame draw:style-name="gr2" draw:text-style-name="P1" draw:layer="layout" svg:width="9.769cm" svg:height="0.962cm" svg:x="16.764cm" svg:y="18.034cm">
          <draw:text-box>
            <text:p>But what did I do wrong <text:s/>though?</text:p>
          </draw:text-box>
        </draw:frame>
        <draw:frame draw:style-name="gr3" draw:text-style-name="P1" draw:layer="layout" svg:width="7.055cm" svg:height="0.962cm" svg:x="10.414cm" svg:y="15.494cm">
          <draw:text-box>
            <text:p>Seems legit, doesn’t it?</text:p>
          </draw:text-box>
        </draw:frame>
        <draw:frame draw:style-name="gr4" draw:text-style-name="P2" draw:layer="layout" svg:width="17.382cm" svg:height="10.397cm" svg:x="5.224cm" svg:y="4.081cm">
          <draw:image xlink:href="Pictures/100002010000029100000189386B679C01B0581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6" draw:text-style-name="P1" draw:layer="layout" svg:width="10.764cm" svg:height="0.962cm" svg:x="1.779cm" svg:y="1.524cm">
          <draw:text-box>
            <text:p>I didn’t specify what are a, b, c and x</text:p>
          </draw:text-box>
        </draw:frame>
        <draw:frame draw:style-name="gr7" draw:text-style-name="P1" draw:layer="layout" svg:width="16.496cm" svg:height="0.962cm" svg:x="3.048cm" svg:y="3.102cm">
          <draw:text-box>
            <text:p>If these are all integers, then obviously this wouldn’t work</text:p>
          </draw:text-box>
        </draw:frame>
        <draw:frame draw:style-name="gr4" draw:text-style-name="P2" draw:layer="layout" svg:width="8.095cm" svg:height="3.439cm" svg:x="3.302cm" svg:y="4.689cm">
          <draw:image xlink:href="Pictures/1000020100000132000000823B7A2D66473706C1.png" xlink:type="simple" xlink:show="embed" xlink:actuate="onLoad">
            <text:p/>
          </draw:image>
        </draw:frame>
        <draw:frame draw:style-name="gr8" draw:text-style-name="P1" draw:layer="layout" svg:width="6.844cm" svg:height="0.962cm" svg:x="3.048cm" svg:y="9.906cm">
          <draw:text-box>
            <text:p>Even worse for natural</text:p>
          </draw:text-box>
        </draw:frame>
        <draw:frame draw:style-name="gr4" draw:text-style-name="P2" draw:layer="layout" svg:width="11.138cm" svg:height="0.978cm" svg:x="3.302cm" svg:y="11.43cm">
          <draw:image xlink:href="Pictures/10000201000001A500000025AA69FDADF14E5FDF.png" xlink:type="simple" xlink:show="embed" xlink:actuate="onLoad">
            <text:p/>
          </draw:image>
        </draw:frame>
        <draw:frame draw:style-name="gr9" draw:text-style-name="P1" draw:layer="layout" svg:width="16.563cm" svg:height="0.962cm" svg:x="3.048cm" svg:y="14.062cm">
          <draw:text-box>
            <text:p>And for quaternion multiplication is not even commutative</text:p>
          </draw:text-box>
        </draw:frame>
        <draw:frame draw:style-name="gr4" draw:text-style-name="P2" draw:layer="layout" svg:width="10.291cm" svg:height="0.978cm" svg:x="3.302cm" svg:y="15.624cm">
          <draw:image xlink:href="Pictures/100002010000018500000025D7AFCDAC061ACD4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6" draw:text-style-name="P1" draw:layer="layout" svg:width="10.764cm" svg:height="0.962cm" svg:x="1.779cm" svg:y="1.524cm">
          <draw:text-box>
            <text:p>Three things to put together</text:p>
          </draw:text-box>
        </draw:frame>
        <draw:frame draw:style-name="gr10" draw:text-style-name="P5" draw:layer="layout" svg:width="19.304cm" svg:height="7.361cm" svg:x="4.064cm" svg:y="5.085cm">
          <draw:text-box>
            <text:list text:style-name="L2">
              <text:list-item>
                <text:p text:style-name="P4">Different types of numbers have different algebras</text:p>
              </text:list-item>
              <text:list-item>
                <text:p text:style-name="P4">Not only <text:span text:style-name="T1">numbers</text:span>, but <text:span text:style-name="T1">tensors</text:span>, <text:span text:style-name="T1">vectors</text:span>, <text:span text:style-name="T1">functions</text:span>, <text:span text:style-name="T1">transformations</text:span>, <text:span text:style-name="T1">symmetries</text:span>, - basically every type of mathematical object you can think out an operation or few for may have its own algebra.</text:p>
              </text:list-item>
              <text:list-item>
                <text:p text:style-name="P4">Some of these objects share algebraic properties. All or partially.</text:p>
              </text:list-item>
            </text:list>
            <text:p text:style-name="P4"/>
          </draw:text-box>
        </draw:frame>
        <draw:frame draw:style-name="gr11" draw:text-style-name="P6" draw:layer="layout" svg:width="7.874cm" svg:height="0.963cm" svg:x="18.034cm" svg:y="17.833cm">
          <draw:text-box>
            <text:p>Why is this awesome?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2" draw:text-style-name="P7" draw:layer="layout" svg:width="4.318cm" svg:height="4.318cm" svg:x="2.794cm" svg:y="2.54cm">
          <text:p/>
          <draw:enhanced-geometry svg:viewBox="0 0 21600 21600" draw:glue-points="10800 0 3163 3163 0 10800 3163 18437 10800 21600 18437 18437 21600 10800 18437 3163" draw:text-areas="3163 3163 18437 18437" draw:type="smiley" draw:modifiers="16608.844639963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6" draw:layer="layout" svg:width="8.89cm" svg:height="3.095cm" svg:x="8.636cm" svg:y="2.593cm">
          <draw:text-box>
            <text:p>This is Bob.</text:p>
            <text:p>Bob spent years proving theorems for square matrices</text:p>
          </draw:text-box>
        </draw:frame>
        <draw:custom-shape draw:style-name="gr12" draw:text-style-name="P7" draw:layer="layout" svg:width="4.318cm" svg:height="4.318cm" svg:x="6.126cm" svg:y="7.882cm">
          <text:p/>
          <draw:enhanced-geometry svg:viewBox="0 0 21600 21600" draw:glue-points="10800 0 3163 3163 0 10800 3163 18437 10800 21600 18437 18437 21600 10800 18437 3163" draw:text-areas="3163 3163 18437 18437" draw:type="smiley" draw:modifiers="15423.570270896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6" draw:layer="layout" svg:width="8.89cm" svg:height="3.095cm" svg:x="11.968cm" svg:y="7.935cm">
          <draw:text-box>
            <text:p>This is Bob when he learned that square matrices don’t attract funding anymore.</text:p>
          </draw:text-box>
        </draw:frame>
        <draw:custom-shape draw:style-name="gr12" draw:text-style-name="P7" draw:layer="layout" svg:width="4.318cm" svg:height="4.318cm" svg:x="9.714cm" svg:y="13.47cm">
          <text:p/>
          <draw:enhanced-geometry svg:viewBox="0 0 21600 21600" draw:glue-points="10800 0 3163 3163 0 10800 3163 18437 10800 21600 18437 18437 21600 10800 18437 3163" draw:text-areas="3163 3163 18437 18437" draw:type="smiley" draw:modifiers="18349.2475109979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4" draw:text-style-name="P6" draw:layer="layout" svg:width="9.906cm" svg:height="5.939cm" svg:x="15.556cm" svg:y="13.523cm">
          <draw:text-box>
            <text:p>This is Bob when he learned that <text:span text:style-name="T1">square matrices</text:span> and <text:span text:style-name="T1">integers modulo X </text:span>share the same algebra.</text:p>
            <text:p>Bob spent a night doing </text:p>
            <text:p>“Ctrl-c + Ctrl-v” and he is now world class specialist in uint32_t.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1" draw:layer="layout" svg:width="11.94cm" svg:height="0.962cm" svg:x="1.779cm" svg:y="1.524cm">
          <draw:text-box>
            <text:p>That’s why abstract algebra is awesome!</text:p>
          </draw:text-box>
        </draw:frame>
        <draw:frame draw:style-name="gr6" draw:text-style-name="P1" draw:layer="layout" svg:width="19.065cm" svg:height="5.228cm" svg:x="4.049cm" svg:y="6.202cm">
          <draw:text-box>
            <text:p>Knowing that the basic properties of algebraic systems are similar,</text:p>
            <text:p>you may presume that the derived properties are held as well.</text:p>
            <text:p/>
            <text:p>You can prove one theorem (or propose an algorithm) for one </text:p>
            <text:p>algebraic system, and it will automagically work for another!</text:p>
            <text:p/>
            <text:p>Sounds familiar?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6" draw:text-style-name="P1" draw:layer="layout" svg:width="10.764cm" svg:height="0.962cm" svg:x="1.779cm" svg:y="1.524cm">
          <draw:text-box>
            <text:p>C++ templates</text:p>
          </draw:text-box>
        </draw:frame>
        <draw:frame draw:style-name="gr15" draw:text-style-name="P8" draw:layer="layout" svg:width="15.239cm" svg:height="15.239cm" svg:x="2.033cm" svg:y="3.556cm">
          <draw:image xlink:href="Pictures/10000201000001E0000001E0405C69E2BD708392.png" xlink:type="simple" xlink:show="embed" xlink:actuate="onLoad">
            <text:p/>
          </draw:image>
        </draw:frame>
        <draw:frame draw:style-name="gr14" draw:text-style-name="P6" draw:layer="layout" svg:width="8.128cm" svg:height="5.939cm" svg:x="18.034cm" svg:y="3.556cm">
          <draw:text-box>
            <text:p>Compiler checks </text:p>
            <text:list text:style-name="L3">
              <text:list-item>
                <text:p>for syntax errors – always;</text:p>
              </text:list-item>
              <text:list-item>
                <text:p>for type consistency – <text:s/>on instantiation;</text:p>
              </text:list-item>
              <text:list-item>
                <text:p>for algebraic properties – never.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16" draw:text-style-name="P6" draw:layer="layout" svg:width="8.128cm" svg:height="2.384cm" svg:x="18.034cm" svg:y="17.272cm">
          <draw:text-box>
            <text:p>It turns 1 to 11 for strings.</text:p>
            <text:p>Let’s not do that.</text:p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8T16:56:53.864620379</meta:creation-date>
    <dc:date>2017-07-09T10:18:38.382100862</dc:date>
    <meta:editing-duration>PT22M59S</meta:editing-duration>
    <meta:editing-cycles>6</meta:editing-cycles>
    <meta:generator>LibreOffice/5.1.6.2$Linux_X86_64 LibreOffice_project/10m0$Build-2</meta:generator>
    <meta:document-statistic meta:object-count="65"/>
  </office:meta>
</office:document-meta>
</file>